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language="ru" fo:country="RU"/>
    </style:style>
    <style:style style:name="P2" style:family="paragraph" style:parent-style-name="Standard">
      <style:text-properties fo:language="ru" fo:country="RU" officeooo:rsid="0004c117" officeooo:paragraph-rsid="0004c117"/>
    </style:style>
    <style:style style:name="T1" style:family="text">
      <style:text-properties officeooo:rsid="0004cc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итульный лист</text:p>
      <text:h text:style-name="P1" text:outline-level="1">Введение</text:h>
      <text:p text:style-name="P2"/>
      <text:p text:style-name="P2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2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2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2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 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3-27T17:36:40.265000000</dc:date>
    <meta:editing-duration>PT7M35S</meta:editing-duration>
    <meta:editing-cycles>1</meta:editing-cycles>
    <meta:generator>LibreOffice/6.4.2.2$Windows_x86 LibreOffice_project/4e471d8c02c9c90f512f7f9ead8875b57fcb1ec3</meta:generator>
    <meta:document-statistic meta:table-count="0" meta:image-count="0" meta:object-count="0" meta:page-count="2" meta:paragraph-count="7" meta:word-count="163" meta:character-count="1428" meta:non-whitespace-character-count="1266"/>
  </office:meta>
</office:document-meta>
</file>